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gacySettings.getForwardOverfl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ettings.shouldDoSecureForwar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ettings.getNestingOverflow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ettings.LegacySettings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gacySettings.init(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egacySettings.get( ServletContext servlet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egacySettings.loadLegacySettings( ServletContext servlet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LegacySettings.loadLegacyParam( String paramName , ServletContext servletContext , String configElement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